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ff3333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dd372" officeooo:paragraph-rsid="017dd37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e1318" officeooo:paragraph-rsid="017e1318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000000" fo:font-size="18pt" fo:font-weight="bold" officeooo:rsid="01572232" officeooo:paragraph-rsid="017b5fad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fo:font-weight="bold" officeooo:paragraph-rsid="00f35d40"/>
    </style:style>
    <style:style style:name="P9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149a435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6f5b5e" officeooo:paragraph-rsid="016f5b5e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1539f40" officeooo:paragraph-rsid="00c83a24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4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17eaec4" style:font-weight-asian="bold" style:font-weight-complex="bold"/>
    </style:style>
    <style:style style:name="P15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80aa33" officeooo:paragraph-rsid="0180aa3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74e116" officeooo:paragraph-rsid="017b5fad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8d6f96" officeooo:paragraph-rsid="018d6f9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0.079cm" fo:margin-right="0cm" fo:text-indent="0cm" style:auto-text-indent="false"/>
      <style:text-properties fo:color="#0066cc" fo:font-size="18pt" fo:font-weight="bold" officeooo:rsid="0182f1a6" officeooo:paragraph-rsid="0182f1a6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1139296" style:font-size-asian="18pt" style:font-weight-asian="bold" style:font-size-complex="18pt" style:font-weight-complex="bold"/>
    </style:style>
    <style:style style:name="T3" style:family="text">
      <style:text-properties fo:font-size="18pt" officeooo:rsid="017b5fad" style:font-size-asian="18pt" style:font-weight-asian="bold" style:font-size-complex="18pt" style:font-weight-complex="bold"/>
    </style:style>
    <style:style style:name="T4" style:family="text">
      <style:text-properties fo:font-size="18pt" officeooo:rsid="018f5320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000000" fo:letter-spacing="normal" fo:font-style="normal" officeooo:rsid="003c4594"/>
    </style:style>
    <style:style style:name="T6" style:family="text">
      <style:text-properties fo:font-variant="normal" fo:text-transform="none" fo:color="#000000" fo:letter-spacing="normal" fo:font-style="normal" officeooo:rsid="01876e9f"/>
    </style:style>
    <style:style style:name="T7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7b5fad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88abd3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18b93a0" style:font-size-asian="18pt" style:font-size-complex="18pt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letter-spacing="normal" fo:font-style="normal" officeooo:rsid="01139296"/>
    </style:style>
    <style:style style:name="T14" style:family="text">
      <style:text-properties fo:font-variant="normal" fo:text-transform="none" fo:letter-spacing="normal" fo:font-style="normal" officeooo:rsid="017b5fad"/>
    </style:style>
    <style:style style:name="T15" style:family="text">
      <style:text-properties fo:font-variant="normal" fo:text-transform="none" fo:letter-spacing="normal" fo:font-style="normal" officeooo:rsid="01885d34"/>
    </style:style>
    <style:style style:name="T16" style:family="text">
      <style:text-properties fo:font-variant="normal" fo:text-transform="none" fo:letter-spacing="normal" fo:font-style="normal" officeooo:rsid="0184dc1c"/>
    </style:style>
    <style:style style:name="T17" style:family="text">
      <style:text-properties officeooo:rsid="002a6821"/>
    </style:style>
    <style:style style:name="T18" style:family="text">
      <style:text-properties officeooo:rsid="00551f18"/>
    </style:style>
    <style:style style:name="T19" style:family="text">
      <style:text-properties fo:color="#000000" fo:font-size="18pt" style:font-size-asian="18pt" style:font-size-complex="18pt"/>
    </style:style>
    <style:style style:name="T20" style:family="text">
      <style:text-properties fo:color="#000000" fo:font-size="18pt" officeooo:rsid="01139296" style:font-size-asian="18pt" style:font-size-complex="18pt"/>
    </style:style>
    <style:style style:name="T21" style:family="text">
      <style:text-properties fo:color="#ff0000" officeooo:rsid="00c063df"/>
    </style:style>
    <style:style style:name="T22" style:family="text">
      <style:text-properties officeooo:rsid="00d98e39"/>
    </style:style>
    <style:style style:name="T23" style:family="text">
      <style:text-properties officeooo:rsid="00f35d40"/>
    </style:style>
    <style:style style:name="T24" style:family="text">
      <style:text-properties officeooo:rsid="017b5fad"/>
    </style:style>
    <style:style style:name="T25" style:family="text">
      <style:text-properties officeooo:rsid="0181cc44"/>
    </style:style>
    <style:style style:name="T26" style:family="text">
      <style:text-properties officeooo:rsid="0184dc1c"/>
    </style:style>
    <style:style style:name="T27" style:family="text">
      <style:text-properties officeooo:rsid="018f74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7">P</text:span>lan piosenek <text:span text:style-name="T18">2014.06.17.</text:span></text:p>
      <text:p text:style-name="P2">#<text:span text:style-name="T22">################### Lista piosenek</text:span><text:span text:style-name="T21"> </text:span>#<text:span text:style-name="T23">###################</text:span></text:p>
      <text:list xml:id="list7851319246352544244" text:style-name="L1">
        <text:list-header>
          <text:p text:style-name="P9"><text:span text:style-name="T5">1. <text:s/></text:span><text:span text:style-name="T6">Święty Duchu przyjdź</text:span></text:p>
          <text:p text:style-name="P10">r</text:p>
        </text:list-header>
      </text:list>
      <text:p text:style-name="P4"/>
      <text:p text:style-name="P3"><text:span text:style-name="T13">2. </text:span><text:span text:style-name="T15">Niech zabrzmi Panu chwała w niebiosach</text:span></text:p>
      <text:p text:style-name="P5">z</text:p>
      <text:list xml:id="list172514786164592" text:continue-numbering="true" text:style-name="L1">
        <text:list-header>
          <text:p text:style-name="P11"/>
          <text:p text:style-name="P13"><text:span text:style-name="T8">3</text:span><text:span text:style-name="T7">. <text:s/></text:span><text:span text:style-name="T10">Błogosławione jest imię Twe</text:span></text:p>
        </text:list-header>
      </text:list>
      <text:p text:style-name="P6">b</text:p>
      <text:list xml:id="list172514788168181" text:continue-numbering="true" text:style-name="L1">
        <text:list-header>
          <text:p text:style-name="P12"/>
          <text:p text:style-name="P14"><text:span text:style-name="T20">4</text:span><text:span text:style-name="T19">. <text:s/></text:span><text:span text:style-name="T9">J</text:span><text:span text:style-name="T11">ezu jesteś królem</text:span></text:p>
          <text:p text:style-name="P18">1x2, 2x2</text:p>
          <text:p text:style-name="P15"/>
        </text:list-header>
      </text:list>
      <text:p text:style-name="P8"><text:span text:style-name="T2">5</text:span><text:span text:style-name="T1">. <text:s/></text:span><text:span text:style-name="T4">Śpiewajmy Mu, dziękujmy Mu</text:span></text:p>
      <text:list xml:id="list172514791148492" text:continue-numbering="true" text:style-name="L1">
        <text:list-header>
          <text:p text:style-name="P16">z</text:p>
        </text:list-header>
      </text:list>
      <text:p text:style-name="P7"/>
      <text:p text:style-name="P7">6. <text:span text:style-name="T27">Szukajcie wpierw Królestwa Bożego</text:span></text:p>
      <text:p text:style-name="P19"><text:span text:style-name="T16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4M25S</meta:editing-duration>
    <meta:editing-cycles>414</meta:editing-cycles>
    <meta:generator>LibreOffice/4.1.2.3$Windows_x86 LibreOffice_project/40b2d7fde7e8d2d7bc5a449dc65df4d08a7dd38</meta:generator>
    <dc:date>2014-06-17T17:25:14.738000000</dc:date>
    <meta:document-statistic meta:table-count="0" meta:image-count="0" meta:object-count="0" meta:page-count="1" meta:paragraph-count="14" meta:word-count="44" meta:character-count="278" meta:non-whitespace-character-count="244"/>
    <meta:user-defined meta:name="Info 1"/>
    <meta:user-defined meta:name="Info 2"/>
    <meta:user-defined meta:name="Info 3"/>
    <meta:user-defined meta:name="Info 4"/>
  </office:meta>
</office:document-meta>
</file>